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bc" table:style-name="ta1">
        <table:table-column table:style-name="co1" table:default-cell-style-name="Default"/>
        <table:table-row table:style-name="ro1">
          <table:table-cell office:value-type="string" calcext:value-type="string">
            <text:p>Slow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ACA</text:p>
          </table:table-cell>
        </table:table-row>
        <table:table-row table:style-name="ro1">
          <table:table-cell office:value-type="string" calcext:value-type="string">
            <text:p>BAA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AAB</text:p>
          </table:table-cell>
        </table:table-row>
        <table:table-row table:style-name="ro1"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CCC</text:p>
          </table:table-cell>
        </table:table-row>
        <table:table-row table:style-name="ro1">
          <table:table-cell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ABB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  <table:table-row table:style-name="ro1">
          <table:table-cell office:value-type="string" calcext:value-type="string">
            <text:p>BCA</text:p>
          </table:table-cell>
        </table:table-row>
      </table:table>
      <table:table table:name="ZadanieA" table:style-name="ta1">
        <table:table-column table:style-name="co2" table:default-cell-style-name="ce12"/>
        <table:table-column table:style-name="co2" table:default-cell-style-name="ce16"/>
        <table:table-row table:style-name="ro1">
          <table:table-cell table:style-name="ce10" office:value-type="string" calcext:value-type="string">
            <text:p>Slowa</text:p>
          </table:table-cell>
          <table:table-cell table:style-name="ce14"/>
        </table:table-row>
        <table:table-row table:style-name="ro1">
          <table:table-cell table:style-name="ce11" office:value-type="string" calcext:value-type="string">
            <text:p>AAA</text:p>
          </table:table-cell>
          <table:table-cell table:style-name="ce15"/>
        </table:table-row>
        <table:table-row table:style-name="ro1">
          <table:table-cell office:value-type="string" calcext:value-type="string">
            <text:p>AAB</text:p>
          </table:table-cell>
          <table:table-cell/>
        </table:table-row>
        <table:table-row table:style-name="ro1">
          <table:table-cell office:value-type="string" calcext:value-type="string">
            <text:p>AAC</text:p>
          </table:table-cell>
          <table:table-cell/>
        </table:table-row>
        <table:table-row table:style-name="ro1">
          <table:table-cell office:value-type="string" calcext:value-type="string">
            <text:p>ABA</text:p>
          </table:table-cell>
          <table:table-cell/>
        </table:table-row>
        <table:table-row table:style-name="ro1">
          <table:table-cell office:value-type="string" calcext:value-type="string">
            <text:p>ABB</text:p>
          </table:table-cell>
          <table:table-cell/>
        </table:table-row>
        <table:table-row table:style-name="ro1">
          <table:table-cell office:value-type="string" calcext:value-type="string">
            <text:p>ABC</text:p>
          </table:table-cell>
          <table:table-cell/>
        </table:table-row>
        <table:table-row table:style-name="ro1">
          <table:table-cell office:value-type="string" calcext:value-type="string">
            <text:p>ACA</text:p>
          </table:table-cell>
          <table:table-cell/>
        </table:table-row>
        <table:table-row table:style-name="ro1">
          <table:table-cell office:value-type="string" calcext:value-type="string">
            <text:p>BAA</text:p>
          </table:table-cell>
          <table:table-cell/>
        </table:table-row>
        <table:table-row table:style-name="ro1">
          <table:table-cell office:value-type="string" calcext:value-type="string">
            <text:p>BAB</text:p>
          </table:table-cell>
          <table:table-cell/>
        </table:table-row>
        <table:table-row table:style-name="ro1">
          <table:table-cell office:value-type="string" calcext:value-type="string">
            <text:p>BAC</text:p>
          </table:table-cell>
          <table:table-cell/>
        </table:table-row>
        <table:table-row table:style-name="ro1">
          <table:table-cell office:value-type="string" calcext:value-type="string">
            <text:p>BBB</text:p>
          </table:table-cell>
          <table:table-cell/>
        </table:table-row>
        <table:table-row table:style-name="ro1">
          <table:table-cell office:value-type="string" calcext:value-type="string">
            <text:p>BCA</text:p>
          </table:table-cell>
          <table:table-cell/>
        </table:table-row>
        <table:table-row table:style-name="ro1"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CAA</text:p>
          </table:table-cell>
          <table:table-cell/>
        </table:table-row>
        <table:table-row table:style-name="ro1">
          <table:table-cell office:value-type="string" calcext:value-type="string">
            <text:p>CAB</text:p>
          </table:table-cell>
          <table:table-cell/>
        </table:table-row>
        <table:table-row table:style-name="ro1">
          <table:table-cell office:value-type="string" calcext:value-type="string">
            <text:p>CAC</text:p>
          </table:table-cell>
          <table:table-cell/>
        </table:table-row>
        <table:table-row table:style-name="ro1">
          <table:table-cell office:value-type="string" calcext:value-type="string">
            <text:p>CCA</text:p>
          </table:table-cell>
          <table:table-cell/>
        </table:table-row>
        <table:table-row table:style-name="ro1">
          <table:table-cell office:value-type="string" calcext:value-type="string">
            <text:p>CCB</text:p>
          </table:table-cell>
          <table:table-cell/>
        </table:table-row>
        <table:table-row table:style-name="ro1">
          <table:table-cell office:value-type="string" calcext:value-type="string">
            <text:p>CCC</text:p>
          </table:table-cell>
          <table:table-cell table:style-name="ce17"/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18"/>
        </table:table-row>
      </table:table>
      <table:table table:name="ZadanieB" table:style-name="ta1"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table:style-name="ce10" office:value-type="string" calcext:value-type="string">
            <text:p>Slowa</text:p>
          </table:table-cell>
          <table:table-cell table:style-name="ce14" office:value-type="string" calcext:value-type="string">
            <text:p>Count - Slowa</text:p>
          </table:table-cell>
          <table:table-cell/>
          <table:table-cell office:value-type="string" calcext:value-type="string">
            <text:p>Slowa</text:p>
          </table:table-cell>
        </table:table-row>
        <table:table-row table:style-name="ro1">
          <table:table-cell table:style-name="ce11" office:value-type="string" calcext:value-type="string">
            <text:p>AAA</text:p>
          </table:table-cell>
          <table:table-cell table:style-name="ce19" office:value-type="float" office:value="28" calcext:value-type="float">
            <text:p>28</text:p>
          </table:table-cell>
          <table:table-cell/>
          <table:table-cell office:value-type="string" calcext:value-type="string">
            <text:p>CCC</text:p>
          </table:table-cell>
        </table:table-row>
        <table:table-row table:style-name="ro1">
          <table:table-cell table:style-name="ce12" office:value-type="string" calcext:value-type="string">
            <text:p>AAB</text:p>
          </table:table-cell>
          <table:table-cell table:style-name="ce20" office:value-type="float" office:value="92" calcext:value-type="float">
            <text:p>92</text:p>
          </table:table-cell>
          <table:table-cell/>
          <table:table-cell office:value-type="string" calcext:value-type="string">
            <text:p>CAB</text:p>
          </table:table-cell>
        </table:table-row>
        <table:table-row table:style-name="ro1">
          <table:table-cell table:style-name="ce12" office:value-type="string" calcext:value-type="string">
            <text:p>AAC</text:p>
          </table:table-cell>
          <table:table-cell table:style-name="ce20" office:value-type="float" office:value="35" calcext:value-type="float">
            <text:p>35</text:p>
          </table:table-cell>
          <table:table-cell/>
          <table:table-cell office:value-type="string" calcext:value-type="string">
            <text:p>ABC</text:p>
          </table:table-cell>
        </table:table-row>
        <table:table-row table:style-name="ro1">
          <table:table-cell table:style-name="ce12" office:value-type="string" calcext:value-type="string">
            <text:p>ABA</text:p>
          </table:table-cell>
          <table:table-cell table:style-name="ce20" office:value-type="float" office:value="44" calcext:value-type="float">
            <text:p>44</text:p>
          </table:table-cell>
          <table:table-cell/>
          <table:table-cell office:value-type="string" calcext:value-type="string">
            <text:p>ACA</text:p>
          </table:table-cell>
        </table:table-row>
        <table:table-row table:style-name="ro1">
          <table:table-cell table:style-name="ce12" office:value-type="string" calcext:value-type="string">
            <text:p>ABB</text:p>
          </table:table-cell>
          <table:table-cell table:style-name="ce20" office:value-type="float" office:value="227" calcext:value-type="float">
            <text:p>227</text:p>
          </table:table-cell>
          <table:table-cell/>
          <table:table-cell office:value-type="string" calcext:value-type="string">
            <text:p>CAA</text:p>
          </table:table-cell>
        </table:table-row>
        <table:table-row table:style-name="ro1">
          <table:table-cell table:style-name="ce12" office:value-type="string" calcext:value-type="string">
            <text:p>ABC</text:p>
          </table:table-cell>
          <table:table-cell table:style-name="ce20" office:value-type="float" office:value="78" calcext:value-type="float">
            <text:p>78</text:p>
          </table:table-cell>
          <table:table-cell/>
          <table:table-cell office:value-type="string" calcext:value-type="string">
            <text:p>ABB</text:p>
          </table:table-cell>
        </table:table-row>
        <table:table-row table:style-name="ro1">
          <table:table-cell table:style-name="ce12" office:value-type="string" calcext:value-type="string">
            <text:p>ACA</text:p>
          </table:table-cell>
          <table:table-cell table:style-name="ce20" office:value-type="float" office:value="31" calcext:value-type="float">
            <text:p>31</text:p>
          </table:table-cell>
          <table:table-cell/>
          <table:table-cell office:value-type="string" calcext:value-type="string">
            <text:p>CCA</text:p>
          </table:table-cell>
        </table:table-row>
        <table:table-row table:style-name="ro1">
          <table:table-cell table:style-name="ce12" office:value-type="string" calcext:value-type="string">
            <text:p>BAA</text:p>
          </table:table-cell>
          <table:table-cell table:style-name="ce20" office:value-type="float" office:value="36" calcext:value-type="float">
            <text:p>36</text:p>
          </table:table-cell>
          <table:table-cell/>
          <table:table-cell office:value-type="string" calcext:value-type="string">
            <text:p>ABA</text:p>
          </table:table-cell>
        </table:table-row>
        <table:table-row table:style-name="ro1">
          <table:table-cell table:style-name="ce12" office:value-type="string" calcext:value-type="string">
            <text:p>BAB</text:p>
          </table:table-cell>
          <table:table-cell table:style-name="ce20" office:value-type="float" office:value="30" calcext:value-type="float">
            <text:p>30</text:p>
          </table:table-cell>
          <table:table-cell/>
          <table:table-cell office:value-type="string" calcext:value-type="string">
            <text:p>BBB</text:p>
          </table:table-cell>
        </table:table-row>
        <table:table-row table:style-name="ro1">
          <table:table-cell table:style-name="ce12" office:value-type="string" calcext:value-type="string">
            <text:p>BAC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office:value-type="string" calcext:value-type="string">
            <text:p>BAA</text:p>
          </table:table-cell>
        </table:table-row>
        <table:table-row table:style-name="ro1">
          <table:table-cell table:style-name="ce12" office:value-type="string" calcext:value-type="string">
            <text:p>BBB</text:p>
          </table:table-cell>
          <table:table-cell table:style-name="ce20" office:value-type="float" office:value="30" calcext:value-type="float">
            <text:p>30</text:p>
          </table:table-cell>
          <table:table-cell/>
          <table:table-cell office:value-type="string" calcext:value-type="string">
            <text:p>CCB</text:p>
          </table:table-cell>
        </table:table-row>
        <table:table-row table:style-name="ro1">
          <table:table-cell table:style-name="ce12" office:value-type="string" calcext:value-type="string">
            <text:p>BCA</text:p>
          </table:table-cell>
          <table:table-cell table:style-name="ce20" office:value-type="float" office:value="27" calcext:value-type="float">
            <text:p>27</text:p>
          </table:table-cell>
          <table:table-cell/>
          <table:table-cell office:value-type="string" calcext:value-type="string">
            <text:p>BAB</text:p>
          </table:table-cell>
        </table:table-row>
        <table:table-row table:style-name="ro1">
          <table:table-cell table:style-name="ce12" office:value-type="string" calcext:value-type="string">
            <text:p>BCC</text:p>
          </table:table-cell>
          <table:table-cell table:style-name="ce20" office:value-type="float" office:value="32" calcext:value-type="float">
            <text:p>32</text:p>
          </table:table-cell>
          <table:table-cell/>
          <table:table-cell office:value-type="string" calcext:value-type="string">
            <text:p>CCB</text:p>
          </table:table-cell>
        </table:table-row>
        <table:table-row table:style-name="ro1">
          <table:table-cell table:style-name="ce12" office:value-type="string" calcext:value-type="string">
            <text:p>CAA</text:p>
          </table:table-cell>
          <table:table-cell table:style-name="ce20" office:value-type="float" office:value="38" calcext:value-type="float">
            <text:p>38</text:p>
          </table:table-cell>
          <table:table-cell/>
          <table:table-cell office:value-type="string" calcext:value-type="string">
            <text:p>ABC</text:p>
          </table:table-cell>
        </table:table-row>
        <table:table-row table:style-name="ro1">
          <table:table-cell table:style-name="ce12" office:value-type="string" calcext:value-type="string">
            <text:p>CAB</text:p>
          </table:table-cell>
          <table:table-cell table:style-name="ce20" office:value-type="float" office:value="51" calcext:value-type="float">
            <text:p>51</text:p>
          </table:table-cell>
          <table:table-cell/>
          <table:table-cell office:value-type="string" calcext:value-type="string">
            <text:p>CAB</text:p>
          </table:table-cell>
        </table:table-row>
        <table:table-row table:style-name="ro1">
          <table:table-cell table:style-name="ce12" office:value-type="string" calcext:value-type="string">
            <text:p>CAC</text:p>
          </table:table-cell>
          <table:table-cell table:style-name="ce20" office:value-type="float" office:value="49" calcext:value-type="float">
            <text:p>49</text:p>
          </table:table-cell>
          <table:table-cell/>
          <table:table-cell office:value-type="string" calcext:value-type="string">
            <text:p>CAA</text:p>
          </table:table-cell>
        </table:table-row>
        <table:table-row table:style-name="ro1">
          <table:table-cell table:style-name="ce12" office:value-type="string" calcext:value-type="string">
            <text:p>CCA</text:p>
          </table:table-cell>
          <table:table-cell table:style-name="ce20" office:value-type="float" office:value="37" calcext:value-type="float">
            <text:p>37</text:p>
          </table:table-cell>
          <table:table-cell/>
          <table:table-cell office:value-type="string" calcext:value-type="string">
            <text:p>CAC</text:p>
          </table:table-cell>
        </table:table-row>
        <table:table-row table:style-name="ro1">
          <table:table-cell table:style-name="ce12" office:value-type="string" calcext:value-type="string">
            <text:p>CCB</text:p>
          </table:table-cell>
          <table:table-cell table:style-name="ce20" office:value-type="float" office:value="55" calcext:value-type="float">
            <text:p>55</text:p>
          </table:table-cell>
          <table:table-cell/>
          <table:table-cell office:value-type="string" calcext:value-type="string">
            <text:p>BBB</text:p>
          </table:table-cell>
        </table:table-row>
        <table:table-row table:style-name="ro1">
          <table:table-cell table:style-name="ce12" office:value-type="string" calcext:value-type="string">
            <text:p>CCC</text:p>
          </table:table-cell>
          <table:table-cell table:style-name="ce21" office:value-type="float" office:value="55" calcext:value-type="float">
            <text:p>55</text:p>
          </table:table-cell>
          <table:table-cell/>
          <table:table-cell office:value-type="string" calcext:value-type="string">
            <text:p>AAB</text:p>
          </table:table-cell>
        </table:table-row>
        <table:table-row table:style-name="ro1">
          <table:table-cell table:style-name="ce13" office:value-type="string" calcext:value-type="string">
            <text:p>Total Result</text:p>
          </table:table-cell>
          <table:table-cell table:style-name="ce22" office:value-type="float" office:value="1000" calcext:value-type="float">
            <text:p>1000</text:p>
          </table:table-cell>
          <table:table-cell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A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C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CA</text:p>
          </table:table-cell>
        </table:table-row>
      </table:table>
      <table:table table:name="ZadanieC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lowa</text:p>
          </table:table-cell>
          <table:table-cell office:value-type="string" calcext:value-type="string">
            <text:p>Dziesięt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])" office:value-type="float" office:value="3276" calcext:value-type="float">
            <text:p>3276</text:p>
          </table:table-cell>
          <table:table-cell/>
          <table:table-cell table:style-name="ce23" office:value-type="string" calcext:value-type="string">
            <text:p>Suma: </text:p>
          </table:table-cell>
          <table:table-cell table:style-name="ce24" table:formula="of:=SUM([.B:.B])" office:value-type="float" office:value="2936681" calcext:value-type="float">
            <text:p>2936681</text:p>
          </table:table-cell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0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1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1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9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1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7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8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9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31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2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3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35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2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3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3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6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9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1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0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3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7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6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8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9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3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4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7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0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0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0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0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09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1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11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1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14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1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17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18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1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2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12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2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2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2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2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26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2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2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29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3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33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3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3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3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3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4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4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4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45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46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47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48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4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5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53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5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56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15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5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5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60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6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16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16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6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16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66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16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6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6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70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7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7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17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77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7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180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181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8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83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184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85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18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8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8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18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19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191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92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19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194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195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19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9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198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1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0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02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03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04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0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0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0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1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1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1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213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14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1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1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17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1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1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2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21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2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23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24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2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2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27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2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29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3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3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34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3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38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4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42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243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4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46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47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4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4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5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51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5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5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54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5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5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257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5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59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60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26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26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63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6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6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66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6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68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6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7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7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7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7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74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27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7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7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27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79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81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8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28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28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286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28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8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9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9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292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29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29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29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9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297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298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299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300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0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0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0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0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0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0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07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0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0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10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1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12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1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1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15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1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1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18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1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2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2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2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23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32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25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2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2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2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2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3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3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3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3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3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3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3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4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43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344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45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4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47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4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49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5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5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5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5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35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56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5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5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359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6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6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6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6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367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6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7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7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7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7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7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376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77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78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8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8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384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38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8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38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8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38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391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39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393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39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39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397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39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39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0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0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03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0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0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0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07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08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0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1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11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1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13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1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1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1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1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1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19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420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21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2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2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2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2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42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2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3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43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3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3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3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3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36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37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43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4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44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4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4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44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4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4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4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48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49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50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451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453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5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5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57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5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60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6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62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6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6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66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67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68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6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7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72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474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7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76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47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78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79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480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8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48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8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485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486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87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8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49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91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492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49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494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49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496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497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49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4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00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0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0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0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0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0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10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1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1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13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14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15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1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1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519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521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22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23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24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26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2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2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2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530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3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32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3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3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3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36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3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4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42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43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4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4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47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48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4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5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5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5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55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5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5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5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5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560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6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6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63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564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6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66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6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6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6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7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72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7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57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57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7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7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7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57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580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8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8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8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84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8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586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8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588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589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9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59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9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593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59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595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59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59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598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5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0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02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03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04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05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06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0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09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10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11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1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13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14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15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16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17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1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1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2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2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2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24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62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2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2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2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3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3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3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33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3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3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3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637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3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3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4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641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4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4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4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4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4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4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48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649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50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651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53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656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5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5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660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61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6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6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6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6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7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67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73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7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7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77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678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8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8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68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84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68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68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87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68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0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691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9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693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696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69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69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699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0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01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02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03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0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0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0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07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70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0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10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11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12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1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14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1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16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17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1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1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2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21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2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2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24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2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28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2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30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3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32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3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3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3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36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3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738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39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40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43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744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46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4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4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4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5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5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5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5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5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5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5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76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6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6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6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64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765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76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767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68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69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77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7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774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7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7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77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78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7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780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8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784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78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78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89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790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1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9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79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795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79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79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798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7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0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0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04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0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0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0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0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09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810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1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12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1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15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16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817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18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19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2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21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2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23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2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26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27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2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2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3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31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32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3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3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35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836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837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3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39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840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4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842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43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4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845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46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48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4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52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5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5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5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56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57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5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5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60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861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62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6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64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5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6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867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68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6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7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1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73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74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7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77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87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81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882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83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8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886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88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888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8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89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9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892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89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94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895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89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898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8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0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01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0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4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0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06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08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0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</text:p>
          </table:table-cell>
          <table:table-cell table:formula="of:=HEX2DEC([.A910])"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12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15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16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17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18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1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20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21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22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23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24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25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26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2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2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29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30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931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32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3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34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3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36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37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C</text:p>
          </table:table-cell>
          <table:table-cell table:formula="of:=HEX2DEC([.A938])"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3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40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4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42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43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4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C</text:p>
          </table:table-cell>
          <table:table-cell table:formula="of:=HEX2DEC([.A945])"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4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47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4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49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51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</text:p>
          </table:table-cell>
          <table:table-cell table:formula="of:=HEX2DEC([.A955])" office:value-type="float" office:value="2988" calcext:value-type="float">
            <text:p>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5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B</text:p>
          </table:table-cell>
          <table:table-cell table:formula="of:=HEX2DEC([.A958]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59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60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B</text:p>
          </table:table-cell>
          <table:table-cell table:formula="of:=HEX2DEC([.A961])" office:value-type="float" office:value="3275" calcext:value-type="float">
            <text:p>3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62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63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</text:p>
          </table:table-cell>
          <table:table-cell table:formula="of:=HEX2DEC([.A966])"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7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6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69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70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1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72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3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74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75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6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A</text:p>
          </table:table-cell>
          <table:table-cell table:formula="of:=HEX2DEC([.A977])"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7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80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</text:p>
          </table:table-cell>
          <table:table-cell table:formula="of:=HEX2DEC([.A981])"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2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A</text:p>
          </table:table-cell>
          <table:table-cell table:formula="of:=HEX2DEC([.A983])"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4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5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86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A</text:p>
          </table:table-cell>
          <table:table-cell table:formula="of:=HEX2DEC([.A987])"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88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89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90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</text:p>
          </table:table-cell>
          <table:table-cell table:formula="of:=HEX2DEC([.A991])"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A</text:p>
          </table:table-cell>
          <table:table-cell table:formula="of:=HEX2DEC([.A992])"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93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94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</text:p>
          </table:table-cell>
          <table:table-cell table:formula="of:=HEX2DEC([.A995])" office:value-type="float" office:value="2731" calcext:value-type="float">
            <text:p>2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C</text:p>
          </table:table-cell>
          <table:table-cell table:formula="of:=HEX2DEC([.A996])"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 table:formula="of:=HEX2DEC([.A997])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</text:p>
          </table:table-cell>
          <table:table-cell table:formula="of:=HEX2DEC([.A998])"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</text:p>
          </table:table-cell>
          <table:table-cell table:formula="of:=HEX2DEC([.A999])" office:value-type="float" office:value="2747" calcext:value-type="float">
            <text:p>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000])"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CA</text:p>
          </table:table-cell>
          <table:table-cell table:formula="of:=HEX2DEC([.A1001])" office:value-type="float" office:value="3018" calcext:value-type="float">
            <text:p>301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bc.A1:abc.A1048576" table:contains-header="false"/>
        <table:database-range table:name="__Anonymous_Sheet_DB__3" table:target-range-address="ZadanieC.A1:ZadanieC.A1048576" table:contains-header="false"/>
      </table:database-ranges>
      <table:data-pilot-tables>
        <table:data-pilot-table table:name="DataPilot1" table:application-data="" table:target-range-address="ZadanieB.A1:ZadanieB.B21" table:buttons="ZadanieB.A1" table:show-filter-button="false" table:drill-down-on-double-click="false">
          <table:source-cell-range table:cell-range-address="abc.A1:abc.A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lowa" table:orientation="row" table:used-hierarchy="0" table:function="auto">
            <table:data-pilot-level table:show-empty="false" calcext:repeat-item-labels="false">
              <table:data-pilot-members>
                <table:data-pilot-member table:name="AAA" table:display="true" table:show-details="true"/>
                <table:data-pilot-member table:name="AAB" table:display="true" table:show-details="true"/>
                <table:data-pilot-member table:name="AAC" table:display="true" table:show-details="true"/>
                <table:data-pilot-member table:name="ABA" table:display="true" table:show-details="true"/>
                <table:data-pilot-member table:name="ABB" table:display="true" table:show-details="true"/>
                <table:data-pilot-member table:name="ABC" table:display="true" table:show-details="true"/>
                <table:data-pilot-member table:name="ACA" table:display="true" table:show-details="true"/>
                <table:data-pilot-member table:name="BAA" table:display="true" table:show-details="true"/>
                <table:data-pilot-member table:name="BAB" table:display="true" table:show-details="true"/>
                <table:data-pilot-member table:name="BAC" table:display="true" table:show-details="true"/>
                <table:data-pilot-member table:name="BBB" table:display="true" table:show-details="true"/>
                <table:data-pilot-member table:name="BCA" table:display="true" table:show-details="true"/>
                <table:data-pilot-member table:name="BCC" table:display="true" table:show-details="true"/>
                <table:data-pilot-member table:name="CAA" table:display="true" table:show-details="true"/>
                <table:data-pilot-member table:name="CAB" table:display="true" table:show-details="true"/>
                <table:data-pilot-member table:name="CAC" table:display="true" table:show-details="true"/>
                <table:data-pilot-member table:name="CCA" table:display="true" table:show-details="true"/>
                <table:data-pilot-member table:name="CCB" table:display="true" table:show-details="true"/>
                <table:data-pilot-member table:name="CC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lowa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ZadanieA.A1:ZadanieA.B21" table:buttons="ZadanieA.A1" table:show-filter-button="false" table:drill-down-on-double-click="false">
          <table:source-cell-range table:cell-range-address="abc.A1:abc.A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lowa" table:orientation="row" table:used-hierarchy="0" table:function="auto">
            <table:data-pilot-level table:show-empty="false" calcext:repeat-item-labels="false">
              <table:data-pilot-members>
                <table:data-pilot-member table:name="AAA" table:display="true" table:show-details="true"/>
                <table:data-pilot-member table:name="AAB" table:display="true" table:show-details="true"/>
                <table:data-pilot-member table:name="AAC" table:display="true" table:show-details="true"/>
                <table:data-pilot-member table:name="ABA" table:display="true" table:show-details="true"/>
                <table:data-pilot-member table:name="ABB" table:display="true" table:show-details="true"/>
                <table:data-pilot-member table:name="ABC" table:display="true" table:show-details="true"/>
                <table:data-pilot-member table:name="ACA" table:display="true" table:show-details="true"/>
                <table:data-pilot-member table:name="BAA" table:display="true" table:show-details="true"/>
                <table:data-pilot-member table:name="BAB" table:display="true" table:show-details="true"/>
                <table:data-pilot-member table:name="BAC" table:display="true" table:show-details="true"/>
                <table:data-pilot-member table:name="BBB" table:display="true" table:show-details="true"/>
                <table:data-pilot-member table:name="BCA" table:display="true" table:show-details="true"/>
                <table:data-pilot-member table:name="BCC" table:display="true" table:show-details="true"/>
                <table:data-pilot-member table:name="CAA" table:display="true" table:show-details="true"/>
                <table:data-pilot-member table:name="CAB" table:display="true" table:show-details="true"/>
                <table:data-pilot-member table:name="CAC" table:display="true" table:show-details="true"/>
                <table:data-pilot-member table:name="CCA" table:display="true" table:show-details="true"/>
                <table:data-pilot-member table:name="CCB" table:display="true" table:show-details="true"/>
                <table:data-pilot-member table:name="CC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New Sung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New Sung" style:font-family-asian="'AR PL New Sung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 style:data-style-name="N2" text:time-value="12:12:10.5298536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5T12:22:48.857849791</dc:date>
    <meta:editing-duration>PT12M23S</meta:editing-duration>
    <meta:editing-cycles>2</meta:editing-cycles>
    <meta:generator>LibreOffice/25.8.4.2$Linux_X86_64 LibreOffice_project/580$Build-2</meta:generator>
    <meta:document-statistic meta:table-count="4" meta:cell-count="4069" meta:object-count="0"/>
  </office:meta>
</office:document-meta>
</file>